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use-window-font-color="true" style:text-underline-style="none"/>
    </style:style>
    <style:style style:name="T1" style:family="text">
      <style:text-properties fo:background-color="#008000"/>
    </style:style>
    <style:style style:name="T2" style:family="text">
      <style:text-properties fo:background-color="#000080"/>
    </style:style>
    <style:style style:name="T3" style:family="text">
      <style:text-properties fo:background-color="transparent"/>
    </style:style>
    <style:style style:name="T4" style:family="text">
      <style:text-properties fo:color="#008000"/>
    </style:style>
    <style:style style:name="T5" style:family="text">
      <style:text-properties fo:color="#00800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android 应用程序的安装流程 <text:tab/><text:span text:style-name="T5">// 4.2 章节的内容 。</text:span></text:p>
      <text:p text:style-name="P2"><text:tab/>官网参考文档 ：develop - tools - work flow - building and running </text:p>
      <text:p text:style-name="P2"><text:tab/>http://developer.android.com/tools/building/index.html</text:p>
      <text:p text:style-name="P1"/>
      <text:p text:style-name="P2">2. <text:s/>dex 文件格式 <text:tab/><text:tab/><text:span text:style-name="T4">// 4.3 章节 dex 文件格式</text:span></text:p>
      <text:p text:style-name="P3"><text:tab/>官网参考文档 ： android open source project – Devices – Technical <text:s/>Information – Delkvik – Dex format</text:p>
      <text:p text:style-name="P3"/>
      <text:p text:style-name="P3"><text:tab/>http://source.android.com/devices/tech/dalvik/dex-format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26:37</meta:creation-date>
    <dc:date>2014-02-13T11:32:10</dc:date>
    <dc:creator>Jasper Li</dc:creator>
    <meta:editing-duration>PT5M1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6" meta:word-count="56" meta:character-count="341" meta:non-whitespace-character-count="294"/>
  </office:meta>
</office:document-meta>
</file>